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style:line-height-at-least="0.1874in" fo:widows="1" fo:text-indent="0in" style:auto-text-indent="false"/>
    </style:style>
    <style:style style:name="P2" style:family="paragraph" style:parent-style-name="Text_20_body">
      <style:paragraph-properties fo:margin-left="0in" fo:margin-right="0in" fo:margin-top="0.1563in" fo:margin-bottom="0.1563in" style:line-height-at-least="0.1874in" fo:widows="1" fo:text-indent="0in" style:auto-text-indent="false"/>
    </style:style>
    <style:style style:name="P3" style:family="paragraph" style:parent-style-name="Text_20_body">
      <style:paragraph-properties fo:margin-left="0in" fo:margin-right="0in" fo:margin-top="0.1563in" fo:margin-bottom="0.1563in" style:line-height-at-least="0.1874in" fo:widows="1" fo:text-indent="0in" style:auto-text-indent="false"/>
      <style:text-properties fo:font-variant="normal" fo:text-transform="none" fo:color="#000000" fo:letter-spacing="normal"/>
    </style:style>
    <style:style style:name="P4" style:family="paragraph" style:parent-style-name="Text_20_body">
      <style:paragraph-properties fo:margin-left="0in" fo:margin-right="0in" fo:margin-top="0.1563in" fo:margin-bottom="0.1563in" style:line-height-at-least="0.1874in" fo:widows="1" fo:text-indent="0in" style:auto-text-indent="false"/>
      <style:text-properties fo:font-variant="normal" fo:text-transform="none" fo:color="#000000" style:font-name="Arial1" fo:font-size="11.25pt" fo:letter-spacing="normal" fo:font-style="normal" fo:font-weight="normal"/>
    </style:style>
    <style:style style:name="T1" style:family="text">
      <style:text-properties fo:font-variant="normal" fo:text-transform="none" fo:color="#000000" style:font-name="Arial1" fo:font-size="11.25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66" style:text-line-through-style="none" style:font-name="Arial1" fo:font-size="11.25pt" fo:letter-spacing="normal" fo:font-style="normal" style:text-underline-style="none" fo:font-weight="bold" style:text-blinking="false"/>
    </style:style>
    <style:style style:name="T4" style:family="text">
      <style:text-properties style:font-name="Arial1" fo:font-size="11.2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 </text:span><text:a xlink:type="simple" xlink:href="http://www.lrb.co.uk/v37/n10/seymour-m-hersh/the-killing-of-osama-bin-laden" office:target-frame-name="_blank" xlink:show="new"><text:span text:style-name="T3">story published on Sunday</text:span></text:a><text:span text:style-name="T2"> </text:span><text:span text:style-name="T1">alleges that President Obama deceived Americans with his narrative of the 2011 assassination of Osama bin Laden.</text:span> <text:span text:style-name="T1">Author Seymour Hersh accuses Obama of rushing to take credit for the al Qaeda leader's death.</text:span></text:p>
      <text:p text:style-name="P2"><text:span text:style-name="T1">This decision, Hersh argues in the </text:span><text:span text:style-name="Emphasis"><text:span text:style-name="T1">London Review of Books</text:span></text:span><text:span text:style-name="T1">, forced the military and intelligence communities to scramble and then corroborate the president’s version of events.</text:span></text:p>
      <text:p text:style-name="P3">“<text:span text:style-name="T4">High-level lying nonetheless remains the modus operandi of U.S. policy, along with secret prisons, drone attacks, Special Forces night raids, bypassing the chain of command, and cutting out those who might say no,” Hersh wrote of the Obama administration’s counterterrorism policies.</text:span></text:p>
      <text:p text:style-name="P4">Hersh based his report on a single, anonymous source. This individual, he said, is a “retired senior intelligence official who was knowledgeable about the initial intelligence about bin Laden’s presence in Abottabad.”</text:p>
      <text:p text:style-name="P4">Hersh’s source alleged that the Pakistani government had an active role in approving and implementing the raid on bin Laden’s compound.</text:p>
      <text:p text:style-name="P4">In addition, the source said that the Obama administration originally agreed to announce bin Laden had been killed in a drone strike rather than shot during an active Special Forces mission.</text:p>
      <text:p text:style-name="P3">“<text:span text:style-name="T4">Obama’s speech was put together in a rush,” Hersh wrote of Obama’s announcement of Operation Neptune Spear to Americans.</text:span></text:p>
      <text:p text:style-name="P3">“<text:span text:style-name="T4">This series of self-serving and inaccurate statements would create chaos in the weeks following,” he added.</text:span></text:p>
      <text:p text:style-name="P3">“<text:span text:style-name="T4">This was not the fog of war,” Hersh quoted his anonymous source as saying.</text:span></text:p>
      <text:p text:style-name="P3">“<text:span text:style-name="T4">The fact that there was an agreement with the Pakistanis and no contingency analysis of what was to be disclosed if something went wrong – that wasn’t even discussed,” the source added.</text:span></text:p>
      <text:p text:style-name="P3">“<text:span text:style-name="T4">And once it went wrong, they had to make up a new cover story on the fly,” the source said of Obama’s advisers’ response to his speech on the raid, Hersh wrote.</text:span></text:p>
      <text:p text:style-name="P4">Hersh’s report also accuses the Obama administration of embellishing the details of the raid itself and presenting al Qaeda as a bigger threat than it actually was before bin Laden’s death. </text:p>
      <text:p text:style-name="P2"><text:span text:style-name="T1">Hersh on Monday </text:span><text:a xlink:type="simple" xlink:href="http://thehill.com/blogs/blog-briefing-room/news/241586-investigative-journalist-defends-bin-laden-story" office:target-frame-name="_blank" xlink:show="new"><text:span text:style-name="T3">defended the report</text:span></text:a><text:span text:style-name="T1"> after a big blowback; critics have called the report thinly sourced and questions have been raised about inconsistencies within the piece.</text:span></text:p>
      <text:p text:style-name="P2"><text:span text:style-name="T1">The White House, for example, on Monday </text:span><text:a xlink:type="simple" xlink:href="http://thehill.com/blogs/blog-briefing-room/241598-white-house-pans-bin-laden-report" office:target-frame-name="_blank" xlink:show="new"><text:span text:style-name="T3">panned the report</text:span></text:a><text:span text:style-name="T1">.</text:span></text:p>
      <text:p text:style-name="P4">"There are too many inaccuracies and baseless assertions in this piece to fact check each one," <text:soft-page-break/>White House National Security Council spokesman Ned Price said in a statement shared with The Hill.</text:p>
      <text:p text:style-name="P3">“<text:span text:style-name="T4">Every sentence I was reading was wrong,” former acting CIA Director Michael Morell added Monday on “CBS This Morning.”</text:span></text:p>
      <text:p text:style-name="P3">“<text:span text:style-name="T4">The source that Hersh talked to has no idea what he’s talking about. The person obviously was not close to what happened," he added. "The Pakistanis did not know. The president made a decision not to tell the Pakistanis. The Pakistanis were furious with us. The president sent me to Pakistan after the raids to start smoothing things ove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47S</meta:editing-duration>
    <meta:editing-cycles>3</meta:editing-cycles>
    <meta:generator>OpenOffice.org/3.4.1$Win32 OpenOffice.org_project/341m1$Build-9593</meta:generator>
    <dc:date>2015-05-18T00:05:58.03</dc:date>
    <meta:document-statistic meta:table-count="0" meta:image-count="0" meta:object-count="0" meta:page-count="2" meta:paragraph-count="17" meta:word-count="488" meta:character-count="2963"/>
    <meta:user-defined meta:name="Info 1"/>
    <meta:user-defined meta:name="Info 2"/>
    <meta:user-defined meta:name="Info 3"/>
    <meta:user-defined meta:name="Info 4"/>
  </office:meta>
</office:document-meta>
</file>